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5C000001039C3E9E8E.png" manifest:media-type="image/png"/>
  <manifest:file-entry manifest:full-path="Pictures/100000010000015C000001035F94CA3E.png" manifest:media-type="image/png"/>
  <manifest:file-entry manifest:full-path="Pictures/100000010000026F000001D43D5265FD.png" manifest:media-type="image/png"/>
  <manifest:file-entry manifest:full-path="Pictures/1000000100000125000000C1D51A722A.png" manifest:media-type="image/png"/>
  <manifest:file-entry manifest:full-path="Pictures/100000010000026F000001D4B2DB95E3.png" manifest:media-type="image/png"/>
  <manifest:file-entry manifest:full-path="Pictures/100000010000010A0000004C26A5A4DC.png" manifest:media-type="image/png"/>
  <manifest:file-entry manifest:full-path="Pictures/100000010000010C00000058E909CF9E.png" manifest:media-type="image/png"/>
  <manifest:file-entry manifest:full-path="Pictures/10000001000000B8000000AEA6878931.png" manifest:media-type="image/png"/>
  <manifest:file-entry manifest:full-path="Pictures/1000000100000AB800000065C2CF7458.png" manifest:media-type="image/png"/>
  <manifest:file-entry manifest:full-path="Pictures/10000001000007B100000281EC3709C2.png" manifest:media-type="image/png"/>
  <manifest:file-entry manifest:full-path="Pictures/10000001000007B10000022718E4797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333333" draw:textarea-horizontal-align="left" draw:textarea-vertical-align="middle" draw:auto-grow-height="false" fo:min-height="0.655cm" fo:min-width="21.785cm" style:writing-mode="lr-tb" loext:decorative="false"/>
      <style:paragraph-properties style:writing-mode="lr-tb"/>
    </style:style>
    <style:style style:name="gr2" style:family="graphic" style:parent-style-name="standard">
      <style:graphic-properties draw:fill="solid" draw:fill-color="#2a6099" draw:textarea-horizontal-align="justify" draw:textarea-vertical-align="middle" draw:auto-grow-height="false" fo:min-height="11.815cm" fo:min-width="21.785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978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722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fill="solid" draw:fill-color="#355269" draw:textarea-horizontal-align="justify" draw:textarea-vertical-align="middle" draw:auto-grow-height="false" fo:min-height="1.655cm" fo:min-width="3.31cm" loext:decorative="false"/>
    </style:style>
    <style:style style:name="gr7" style:family="graphic" style:parent-style-name="standard">
      <style:graphic-properties draw:fill="solid" draw:fill-color="#355269" draw:textarea-horizontal-align="justify" draw:textarea-vertical-align="middle" draw:auto-grow-height="false" fo:min-height="1.655cm" fo:min-width="3.31cm" style:writing-mode="lr-tb" loext:decorative="false"/>
      <style:paragraph-properties style:writing-mode="lr-tb"/>
    </style:style>
    <style:style style:name="gr8" style:family="graphic">
      <style:graphic-properties style:protect="size" loext:decorative="false"/>
    </style:style>
    <style:style style:name="gr9" style:family="graphic" style:parent-style-name="standard">
      <style:graphic-properties svg:stroke-color="#729fcf" draw:fill="solid" draw:fill-color="#333333" draw:textarea-horizontal-align="justify" draw:textarea-vertical-align="middle" draw:auto-grow-height="false" fo:min-height="0.546cm" fo:min-width="3.31cm" style:writing-mode="lr-tb" loext:decorative="false"/>
      <style:paragraph-properties style:writing-mode="lr-tb"/>
    </style:style>
    <style:style style:name="gr10" style:family="graphic" style:parent-style-name="standard">
      <style:graphic-properties draw:fill="solid" draw:fill-color="#355269" draw:textarea-horizontal-align="justify" draw:textarea-vertical-align="middle" draw:auto-grow-height="false" fo:min-height="0.655cm" fo:min-width="3.31cm" style:writing-mode="lr-tb" loext:decorative="false"/>
      <style:paragraph-properties style:writing-mode="lr-tb"/>
    </style:style>
    <style:style style:name="gr11" style:family="graphic" style:parent-style-name="standard">
      <style:graphic-properties draw:fill="solid" draw:fill-color="#355269" draw:textarea-horizontal-align="justify" draw:textarea-vertical-align="middle" draw:auto-grow-height="false" fo:min-height="0.55cm" fo:min-width="3.31cm" style:writing-mode="lr-tb" loext:decorative="false"/>
      <style:paragraph-properties style:writing-mode="lr-tb"/>
    </style:style>
    <style:style style:name="gr12" style:family="graphic" style:parent-style-name="standard">
      <style:graphic-properties draw:fill="solid" draw:fill-color="#355269" draw:textarea-horizontal-align="justify" draw:textarea-vertical-align="middle" draw:auto-grow-height="false" fo:min-height="0.604cm" fo:min-width="2.248cm" style:writing-mode="lr-tb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loext:graphic-properties draw:fill="solid" draw:fill-color="#333333"/>
      <style:paragraph-properties fo:text-align="start" style:writing-mode="lr-tb"/>
    </style:style>
    <style:style style:name="P2" style:family="paragraph">
      <loext:graphic-properties draw:fill="solid" draw:fill-color="#2a6099"/>
      <style:paragraph-properties fo:text-align="center"/>
    </style:style>
    <style:style style:name="P3" style:family="paragraph">
      <loext:graphic-properties draw:fill="none" draw:fill-color="#ffffff"/>
      <style:text-properties fo:color="#cccccc" loext:opacity="100%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355269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355269"/>
      <style:paragraph-properties fo:text-align="center" style:writing-mode="lr-tb"/>
    </style:style>
    <style:style style:name="P8" style:family="paragraph">
      <loext:graphic-properties draw:fill-color="#ffffff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color="#cccccc" loext:opacity="100%" fo:font-size="18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loext:graphic-properties draw:fill="solid" draw:fill-color="#333333"/>
      <style:paragraph-properties fo:text-align="center" style:writing-mode="lr-tb"/>
      <style:text-properties fo:font-size="18pt"/>
    </style:style>
    <style:style style:name="P13" style:family="paragraph">
      <loext:graphic-properties draw:fill="solid" draw:fill-color="#355269"/>
      <style:paragraph-properties fo:text-align="center" style:writing-mode="lr-tb"/>
      <style:text-properties fo:font-size="18pt"/>
    </style:style>
    <style:style style:name="P14" style:family="paragraph">
      <loext:graphic-properties draw:fill="solid" draw:fill-color="#333333"/>
      <style:paragraph-properties fo:text-align="center" style:writing-mode="lr-tb"/>
    </style:style>
    <style:style style:name="T1" style:family="text">
      <style:text-properties fo:color="#cccccc" loext:opacity="100%"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2.285cm" svg:height="0.905cm" svg:x="0.63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2.285cm" svg:height="12.065cm" svg:x="0.636cm" svg:y="1.90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504cm" svg:height="0.806cm" svg:x="0.635cm" svg:y="1cm">
          <draw:text-box>
            <text:p><text:span text:style-name="T1">Mong</text:span><text:span text:style-name="T1">oose.</text:span><text:span text:style-name="T1">gg</text:span></text:p>
          </draw:text-box>
        </draw:frame>
        <draw:frame draw:style-name="gr4" draw:text-style-name="P3" draw:layer="layout" svg:width="2.237cm" svg:height="0.806cm" svg:x="20.7cm" svg:y="1.061cm">
          <draw:text-box>
            <text:p><text:span text:style-name="T1">d</text:span><text:span text:style-name="T1">o</text:span><text:span text:style-name="T1">e</text:span><text:span text:style-name="T1">n</text:span><text:span text:style-name="T1">d</text:span><text:span text:style-name="T1">w</text:span></text:p>
          </draw:text-box>
        </draw:frame>
        <draw:frame draw:style-name="gr5" draw:text-style-name="P4" draw:layer="layout" svg:width="15.797cm" svg:height="4.42cm" svg:x="6.985cm" svg:y="4.31cm">
          <draw:image xlink:href="Pictures/10000001000007B10000022718E4797A.png" xlink:type="simple" xlink:show="embed" xlink:actuate="onLoad" draw:mime-type="image/png">
            <text:p/>
          </draw:image>
        </draw:frame>
        <draw:frame draw:style-name="gr5" draw:text-style-name="P4" draw:layer="layout" svg:width="15.162cm" svg:height="4.729cm" svg:x="7.285cm" svg:y="8.906cm">
          <draw:image xlink:href="Pictures/10000001000007B100000281EC3709C2.png" xlink:type="simple" xlink:show="embed" xlink:actuate="onLoad" draw:mime-type="image/png">
            <text:p/>
          </draw:image>
        </draw:frame>
        <draw:frame draw:style-name="gr5" draw:text-style-name="P4" draw:layer="layout" svg:width="15.162cm" svg:height="0.557cm" svg:x="7.363cm" svg:y="3.575cm">
          <draw:image xlink:href="Pictures/1000000100000AB800000065C2CF7458.png" xlink:type="simple" xlink:show="embed" xlink:actuate="onLoad" draw:mime-type="image/png">
            <text:p/>
          </draw:image>
        </draw:frame>
        <draw:custom-shape draw:style-name="gr6" draw:text-style-name="P5" draw:layer="layout" svg:width="3.81cm" svg:height="1.905cm" svg:x="1.27cm" svg:y="1.90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06cm" svg:height="1.002cm" svg:x="1.27cm" svg:y="1.802cm">
          <draw:image xlink:href="Pictures/10000001000000B8000000AEA6878931.png" xlink:type="simple" xlink:show="embed" xlink:actuate="onLoad" draw:mime-type="image/png">
            <text:p/>
          </draw:image>
        </draw:frame>
        <draw:frame draw:style-name="gr5" draw:text-style-name="P4" draw:layer="layout" svg:width="3.522cm" svg:height="1.006cm" svg:x="1.27cm" svg:y="2.804cm">
          <draw:image xlink:href="Pictures/100000010000010A0000004C26A5A4DC.png" xlink:type="simple" xlink:show="embed" xlink:actuate="onLoad" draw:mime-type="image/png">
            <text:p/>
          </draw:image>
        </draw:frame>
        <draw:custom-shape draw:style-name="gr7" draw:text-style-name="P7" draw:layer="layout" svg:width="3.81cm" svg:height="1.905cm" svg:x="1.254cm" svg:y="4.445cm">
          <text:p text:style-name="P6">Overall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81cm" svg:height="1.905cm" svg:x="1.27cm" svg:y="6.65cm">
          <text:p text:style-name="P6">Champion select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81cm" svg:height="1.905cm" svg:x="1.27cm" svg:y="8.855cm">
          <text:p text:style-name="P6">Matches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81cm" svg:height="1.905cm" svg:x="1.254cm" svg:y="4.446cm">
          <text:p text:style-name="P6">Overal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22.285cm" svg:height="0.905cm" svg:x="0.63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2.285cm" svg:height="12.065cm" svg:x="0.636cm" svg:y="1.905cm">
          <text:p/>
          <draw:enhanced-geometry svg:viewBox="0 0 21600 21600" draw:type="rectangle" draw:enhanced-path="M 0 0 L 21600 0 21600 21600 0 21600 0 0 Z N"/>
        </draw:custom-shape>
        <draw:frame draw:style-name="gr4" draw:text-style-name="P10" draw:layer="layout" svg:width="2.237cm" svg:height="0.806cm" svg:x="20.7cm" svg:y="1.061cm">
          <draw:text-box>
            <text:p text:style-name="P9"><text:span text:style-name="T1">doendw</text:span></text:p>
          </draw:text-box>
        </draw:frame>
        <draw:frame draw:style-name="gr5" draw:text-style-name="P4" draw:layer="layout" svg:width="15.162cm" svg:height="0.557cm" svg:x="7.063cm" svg:y="2.375cm">
          <draw:image xlink:href="Pictures/1000000100000AB800000065C2CF7458.png" xlink:type="simple" xlink:show="embed" xlink:actuate="onLoad" draw:mime-type="image/png">
            <text:p/>
          </draw:image>
        </draw:frame>
        <draw:custom-shape draw:style-name="gr6" draw:text-style-name="P5" draw:layer="layout" svg:width="3.81cm" svg:height="1.905cm" svg:x="1.27cm" svg:y="1.90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732cm" svg:height="1.637cm" svg:x="1.27cm" svg:y="1.806cm">
          <draw:image xlink:href="Pictures/10000001000000B8000000AEA6878931.png" xlink:type="simple" xlink:show="embed" xlink:actuate="onLoad" draw:mime-type="image/png">
            <text:p/>
          </draw:image>
        </draw:frame>
        <draw:frame draw:style-name="gr5" draw:text-style-name="P4" draw:layer="layout" svg:width="2.545cm" svg:height="0.727cm" svg:x="2.875cm" svg:y="1.806cm">
          <draw:image xlink:href="Pictures/100000010000010A0000004C26A5A4DC.png" xlink:type="simple" xlink:show="embed" xlink:actuate="onLoad" draw:mime-type="image/png">
            <text:p/>
          </draw:image>
        </draw:frame>
        <draw:custom-shape draw:style-name="gr9" draw:text-style-name="P12" draw:layer="layout" svg:width="3.81cm" svg:height="0.796cm" svg:x="5.607cm" svg:y="1.109cm">
          <text:p text:style-name="P11"><text:span text:style-name="T2">Overall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3.81cm" svg:height="0.905cm" svg:x="16.51cm" svg:y="1cm">
          <text:p text:style-name="P11"><text:span text:style-name="T2">Matches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3.81cm" svg:height="0.8cm" svg:x="9.715cm" svg:y="1.105cm">
          <text:p text:style-name="P11"><text:span text:style-name="T2">Champ select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5.071cm" svg:height="3.81cm" svg:x="6.994cm" svg:y="3.175cm">
          <draw:image xlink:href="Pictures/100000010000026F000001D4B2DB95E3.png" xlink:type="simple" xlink:show="embed" xlink:actuate="onLoad" draw:mime-type="image/png">
            <text:p/>
          </draw:image>
        </draw:frame>
        <draw:frame draw:style-name="gr5" draw:text-style-name="P4" draw:layer="layout" svg:width="5.212cm" svg:height="3.915cm" svg:x="1.27cm" svg:y="12.573cm">
          <draw:image xlink:href="Pictures/100000010000026F000001D43D5265FD.png" xlink:type="simple" xlink:show="embed" xlink:actuate="onLoad" draw:mime-type="image/png">
            <text:p/>
          </draw:image>
        </draw:frame>
        <draw:custom-shape draw:style-name="gr12" draw:text-style-name="P13" draw:layer="layout" svg:width="2.748cm" svg:height="0.854cm" svg:x="13.762cm" svg:y="1.051cm">
          <text:p text:style-name="P11"><text:span text:style-name="T2">Runes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3.504cm" svg:height="0.806cm" svg:x="0.635cm" svg:y="1cm">
          <draw:text-box>
            <text:p text:style-name="P9"><text:span text:style-name="T1">Mong</text:span><text:span text:style-name="T1">oose.</text:span><text:span text:style-name="T1">gg</text:span></text:p>
          </draw:text-box>
        </draw:frame>
        <draw:frame draw:style-name="gr13" draw:text-style-name="P6" draw:layer="layout" svg:width="3.482cm" svg:height="1.143cm" svg:x="1.27cm" svg:y="5.115cm">
          <draw:image xlink:href="Pictures/100000010000010C00000058E909CF9E.png" xlink:type="simple" xlink:show="embed" xlink:actuate="onLoad" draw:mime-type="image/png">
            <text:p/>
          </draw:image>
        </draw:frame>
        <draw:custom-shape draw:style-name="gr9" draw:text-style-name="P12" draw:layer="layout" svg:width="3.81cm" svg:height="0.796cm" svg:x="1.27cm" svg:y="4.319cm">
          <text:p text:style-name="P11"><text:span text:style-name="T3">Ranked Solo/duo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3.81cm" svg:height="0.796cm" svg:x="1.27cm" svg:y="10.634cm">
          <text:p text:style-name="P11"><text:span text:style-name="T3">Ranked Flex</text:span></text:p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3.482cm" svg:height="1.143cm" svg:x="1.27cm" svg:y="11.43cm">
          <draw:image xlink:href="Pictures/100000010000010C00000058E909CF9E.png" xlink:type="simple" xlink:show="embed" xlink:actuate="onLoad" draw:mime-type="image/png">
            <text:p/>
          </draw:image>
        </draw:frame>
        <draw:frame draw:style-name="gr5" draw:text-style-name="P4" draw:layer="layout" svg:width="5.212cm" svg:height="3.915cm" svg:x="1.27cm" svg:y="6.245cm">
          <draw:image xlink:href="Pictures/100000010000026F000001D43D5265FD.png" xlink:type="simple" xlink:show="embed" xlink:actuate="onLoad" draw:mime-type="image/png">
            <text:p/>
          </draw:image>
        </draw:frame>
        <presentation:notes draw:style-name="dp1">
          <draw:page-thumbnail draw:style-name="gr8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22.285cm" svg:height="0.905cm" svg:x="0.63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2.285cm" svg:height="12.065cm" svg:x="0.636cm" svg:y="1.90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237cm" svg:height="0.806cm" svg:x="20.7cm" svg:y="1.061cm">
          <draw:text-box>
            <text:p><text:span text:style-name="T1">doendw</text:span></text:p>
          </draw:text-box>
        </draw:frame>
        <draw:frame draw:style-name="gr5" draw:text-style-name="P4" draw:layer="layout" svg:width="15.797cm" svg:height="4.42cm" svg:x="6.985cm" svg:y="3.21cm">
          <draw:image xlink:href="Pictures/10000001000007B10000022718E4797A.png" xlink:type="simple" xlink:show="embed" xlink:actuate="onLoad" draw:mime-type="image/png">
            <text:p/>
          </draw:image>
        </draw:frame>
        <draw:frame draw:style-name="gr5" draw:text-style-name="P4" draw:layer="layout" svg:width="15.162cm" svg:height="0.557cm" svg:x="7.063cm" svg:y="2.375cm">
          <draw:image xlink:href="Pictures/1000000100000AB800000065C2CF7458.png" xlink:type="simple" xlink:show="embed" xlink:actuate="onLoad" draw:mime-type="image/png">
            <text:p/>
          </draw:image>
        </draw:frame>
        <draw:custom-shape draw:style-name="gr6" draw:text-style-name="P5" draw:layer="layout" svg:width="3.81cm" svg:height="1.905cm" svg:x="1.27cm" svg:y="1.90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732cm" svg:height="1.637cm" svg:x="1.27cm" svg:y="1.806cm">
          <draw:image xlink:href="Pictures/10000001000000B8000000AEA6878931.png" xlink:type="simple" xlink:show="embed" xlink:actuate="onLoad" draw:mime-type="image/png">
            <text:p/>
          </draw:image>
        </draw:frame>
        <draw:frame draw:style-name="gr5" draw:text-style-name="P4" draw:layer="layout" svg:width="2.545cm" svg:height="0.727cm" svg:x="2.875cm" svg:y="1.806cm">
          <draw:image xlink:href="Pictures/100000010000010A0000004C26A5A4DC.png" xlink:type="simple" xlink:show="embed" xlink:actuate="onLoad" draw:mime-type="image/png">
            <text:p/>
          </draw:image>
        </draw:frame>
        <draw:custom-shape draw:style-name="gr9" draw:text-style-name="P14" draw:layer="layout" svg:width="3.81cm" svg:height="0.796cm" svg:x="9.707cm" svg:y="1.109cm">
          <text:p text:style-name="P6"><text:span text:style-name="T2">Champ select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81cm" svg:height="0.905cm" svg:x="16.51cm" svg:y="1cm">
          <text:p text:style-name="P6"><text:span text:style-name="T2">Matches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3.81cm" svg:height="0.8cm" svg:x="5.715cm" svg:y="1.005cm">
          <text:p text:style-name="P6"><text:span text:style-name="T2">Overall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5.071cm" svg:height="3.81cm" svg:x="1.279cm" svg:y="4.445cm">
          <draw:image xlink:href="Pictures/100000010000026F000001D4B2DB95E3.png" xlink:type="simple" xlink:show="embed" xlink:actuate="onLoad" draw:mime-type="image/png">
            <text:p/>
          </draw:image>
        </draw:frame>
        <draw:frame draw:style-name="gr5" draw:text-style-name="P4" draw:layer="layout" svg:width="5.212cm" svg:height="3.915cm" svg:x="1.138cm" svg:y="9.42cm">
          <draw:image xlink:href="Pictures/100000010000026F000001D43D5265FD.png" xlink:type="simple" xlink:show="embed" xlink:actuate="onLoad" draw:mime-type="image/png">
            <text:p/>
          </draw:image>
        </draw:frame>
        <draw:custom-shape draw:style-name="gr12" draw:text-style-name="P7" draw:layer="layout" svg:width="2.748cm" svg:height="0.854cm" svg:x="13.762cm" svg:y="1.051cm">
          <text:p text:style-name="P6"><text:span text:style-name="T2">Runes</text:span></text:p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2.56cm" svg:height="1.905cm" svg:x="7.288cm" svg:y="7.255cm">
          <draw:image xlink:href="Pictures/100000010000015C000001035F94CA3E.png" xlink:type="simple" xlink:show="embed" xlink:actuate="onLoad" draw:mime-type="image/png">
            <text:p/>
          </draw:image>
        </draw:frame>
        <draw:frame draw:style-name="gr13" draw:text-style-name="P6" draw:layer="layout" svg:width="2.56cm" svg:height="1.905cm" svg:x="9.848cm" svg:y="7.255cm">
          <draw:image xlink:href="Pictures/100000010000015C000001039C3E9E8E.png" xlink:type="simple" xlink:show="embed" xlink:actuate="onLoad" draw:mime-type="image/png">
            <text:p/>
          </draw:image>
        </draw:frame>
        <draw:frame draw:style-name="gr3" draw:text-style-name="P3" draw:layer="layout" svg:width="3.504cm" svg:height="0.806cm" svg:x="0.635cm" svg:y="1cm">
          <draw:text-box>
            <text:p><text:span text:style-name="T1">Mongoose.gg</text:span></text:p>
          </draw:text-box>
        </draw:frame>
        <draw:frame draw:style-name="gr13" draw:text-style-name="P6" draw:layer="layout" svg:width="1.905cm" svg:height="1.255cm" svg:x="20.655cm" svg:y="3.31cm">
          <draw:image xlink:href="Pictures/1000000100000125000000C1D51A722A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dwaita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0T07:52:07.791015270</meta:creation-date>
    <dc:date>2026-01-20T14:03:05.545157736</dc:date>
    <meta:editing-duration>PT14M56S</meta:editing-duration>
    <meta:editing-cycles>2</meta:editing-cycles>
    <meta:generator>LibreOffice/25.8.4.2$Linux_X86_64 LibreOffice_project/580$Build-2</meta:generator>
    <meta:document-statistic meta:object-count="78"/>
  </office:meta>
</office:document-meta>
</file>